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4-12-3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4-01-22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3-01-1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2-01-18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1-01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20-01-1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9-01-2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8-01-0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6-12-29 16:5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6-01-06 20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5-01-05 17:2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4-01-08 20:0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3-01-03 20:4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2-01-09 15:2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0-12-29 20:1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10-01-14 14:2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9-01-14 21:1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7-01-12 15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6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6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6-01-05 17:4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5-01-06 17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4-01-05 21:4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3-01-06 15:2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2-01-04 17:1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1-01-09 22:1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2000-01-05 21:0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9-01-12 19:3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8-01-13 17:5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0098385901</text:p>
          </table:table-cell>
          <table:table-cell office:value-type="string" calcext:value-type="string">
            <text:p>1988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